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/>
    </style:style>
    <style:style style:name="P8" style:family="paragraph" style:parent-style-name="Text_20_body">
      <style:text-properties officeooo:rsid="000b60c7" officeooo:paragraph-rsid="000b60c7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e9dfb" officeooo:paragraph-rsid="000e9df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09bb7"/>
    </style:style>
    <style:style style:name="T14" style:family="text">
      <style:text-properties officeooo:rsid="00109cf7"/>
    </style:style>
    <style:style style:name="T15" style:family="text">
      <style:text-properties officeooo:rsid="00131eef"/>
    </style:style>
    <style:style style:name="T16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7" style:family="text">
      <style:text-properties fo:text-transform="uppercase" fo:color="#336633" style:font-name="Calibri1" fo:font-size="24pt" fo:font-weight="bold" officeooo:rsid="00131eef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1" fo:font-size="24pt" fo:font-weight="bold" officeooo:rsid="0000a630" style:font-size-asian="24pt" style:font-weight-asian="bold" style:font-size-complex="24pt" style:font-weight-complex="bold"/>
    </style:style>
    <style:style style:name="T19" style:family="text">
      <style:text-properties style:font-name="Calibri" fo:font-size="12pt" officeooo:rsid="00109cf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5" text:name="NumeroTema"/>
        <text:user-field-decl office:value-type="string" office:string-value="DOM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8">U</text:span><text:span text:style-name="T17">D 05</text:span><text:span text:style-name="T16">. </text:span><text:span text:style-name="T16"><text:user-field-get text:name="Tema">DOM</text:user-field-get></text:span></text:p>
      <text:p text:style-name="P5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ergio García</text:p>
      <text:p text:style-name="P12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4">201<text:span text:style-name="T15">9</text:span>/20<text:span text:style-name="T15">20</text:span></text:p>
      <text:p text:style-name="P13"><text:tab/><text:tab/><text:tab/><text:tab/><text:tab/><text:tab/><text:tab/><text:tab/><text:tab/><text:tab/>Versión:<text:date style:data-style-name="N104" text:date-value="2019-10-07T17:21:12.538075642">191007</text:date>.<text:time style:data-style-name="N105" text:time-value="2019-10-07T17:21:12.538216458">1721</text:time></text:p>
      <text:p text:style-name="P3"/>
      <text:p text:style-name="Standard"/>
      <text:p text:style-name="Standard"/>
      <text:p text:style-name="Standard"/>
      <text:p text:style-name="P17"/>
      <text:p text:style-name="P6">Licencia</text:p>
      <text:p text:style-name="Standard"/>
      <text:p text:style-name="P10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9"/>
      <text:p text:style-name="Notas_20_Informativas"><text:span text:style-name="T3"> </text:span>Atención</text:p>
      <text:p text:style-name="P9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1. Fechas<text:tab/>3</text:p>
          <text:p text:style-name="P15">2. Conocimientos previos<text:tab/>3</text:p>
          <text:p text:style-name="P15">3. Objetivos<text:tab/>3</text:p>
          <text:p text:style-name="P15">4. Contenidos<text:tab/>3</text:p>
          <text:p text:style-name="P15">5. Actividades<text:tab/>3</text:p>
          <text:p text:style-name="P15">6. Recomendaciones<text:tab/>3</text:p>
        </text:index-body>
      </text:table-of-content>
      <text:p text:style-name="Standard"/>
      <text:p text:style-name="P18"/>
      <text:p text:style-name="Titulo">UD0<text:user-field-get text:name="NumeroTema">5</text:user-field-get>. <text:user-field-get text:name="Tema">DOM</text:user-field-get></text:p>
      <text:h text:style-name="P19" text:outline-level="1">Fecha<text:span text:style-name="T10">s</text:span></text:h>
      <text:p text:style-name="Text_20_body"><text:span text:style-name="T9">Desde</text:span> <text:span text:style-name="T14">14/10</text:span>/201<text:span text:style-name="T15">9</text:span> to <text:span text:style-name="T14">2</text:span><text:span text:style-name="T19">0</text:span>/<text:span text:style-name="T11">10</text:span>/201<text:span text:style-name="T15">9</text:span>. <text:span text:style-name="T9">La duración de la unidad es de 1 semana (7 horas) junto con la unidad didáctica 6</text:span>.</text:p>
      <text:h text:style-name="P19" text:outline-level="1">Conocimientos previos</text:h>
      <text:list xml:id="list729021235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</text:list>
      <text:h text:style-name="P19" text:outline-level="1">Objetivos</text:h>
      <text:list xml:id="list2213754089" text:style-name="L2">
        <text:list-item>
          <text:p text:style-name="P22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19" text:outline-level="1">Contenidos</text:h>
      <text:list xml:id="list2126579280" text:style-name="L3">
        <text:list-item>
          <text:p text:style-name="P24">Funciones para acceder a elementos DOM</text:p>
        </text:list-item>
        <text:list-item>
          <text:p text:style-name="P24">Funciones para crear/eliminar elementos DOM</text:p>
        </text:list-item>
      </text:list>
      <text:h text:style-name="P19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19" text:outline-level="1">Recomendaciones</text:h>
      <text:p text:style-name="P8">Es recomendable tener a mano la <text:span text:style-name="T13">guía</text:span> de referencia de Javascript.</text:p>
      <text:p text:style-name="P7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5" text:name="NumeroTema"/>
          <text:user-field-decl office:value-type="string" office:string-value="DOM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DOM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51M59S</meta:editing-duration>
    <meta:editing-cycles>28</meta:editing-cycles>
    <meta:generator>LibreOffice/6.3.1.2$Linux_X86_64 LibreOffice_project/30$Build-2</meta:generator>
    <dc:title>Plantilla CEED</dc:title>
    <dc:date>2019-10-07T17:21:12.410911389</dc:date>
    <meta:print-date>2016-09-19T01:24:23.102000000</meta:print-date>
    <meta:document-statistic meta:table-count="0" meta:image-count="1" meta:object-count="0" meta:page-count="3" meta:paragraph-count="45" meta:word-count="297" meta:character-count="1877" meta:non-whitespace-character-count="1619"/>
    <meta:template xlink:type="simple" xlink:actuate="onRequest" xlink:title="Plantilla CEED" xlink:href="../../.config/libreoffice/4/user/template/Plantilla%20CEED.ott" meta:date="2016-09-15T13:17:11.020000000"/>
  </office:meta>
</office:document-meta>
</file>